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pitch="variable"/>
    <style:font-face style:name="Liberation Sans Narrow1" svg:font-family="'Liberation Sans Narrow'" style:font-pitch="variable"/>
    <style:font-face style:name="Liberation Sans Narrow" svg:font-family="'Liberation Sans Narrow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Symmetric_20_Arrow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draw:stroke="none" svg:stroke-color="#000000" draw:fill="none" draw:fill-color="#ffffff" fo:min-height="1.103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3.052cm" fo:min-width="7.12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068cm"/>
    </style:style>
    <style:style style:name="gr7" style:family="graphic" style:parent-style-name="objectwithoutfill">
      <style:graphic-properties draw:marker-end="Symmetric_20_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553cm" fo:min-width="1.827cm"/>
    </style:style>
    <style:style style:name="gr9" style:family="graphic" style:parent-style-name="standard">
      <style:graphic-properties svg:stroke-color="#666666" draw:fill-color="#666666" draw:textarea-horizontal-align="justify" draw:textarea-vertical-align="middle" draw:auto-grow-height="false" fo:min-height="0cm" fo:min-width="0.389cm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0.553cm" fo:min-width="1.827cm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0.783cm" fo:min-width="1.80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83cm" fo:min-width="2.057cm"/>
    </style:style>
    <style:style style:name="gr13" style:family="graphic" style:parent-style-name="standard">
      <style:graphic-properties draw:stroke="none" svg:stroke-color="#000000" draw:fill="none" draw:fill-color="#ffffff" fo:min-height="1.382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553cm" fo:min-width="2.97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47cm" fo:min-width="0.22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2cm"/>
    </style:style>
    <style:style style:name="gr18" style:family="graphic" style:parent-style-name="standard">
      <style:graphic-properties draw:stroke="none" svg:stroke-color="#000000" draw:fill="none" draw:fill-color="#ffffff" fo:min-height="0.839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9" style:family="paragraph">
      <loext:graphic-properties draw:fill-color="#666666"/>
      <style:paragraph-properties fo:text-align="center"/>
    </style:style>
    <style:style style:name="P10" style:family="paragraph">
      <loext:graphic-properties draw:fill-color="#eeeeee"/>
      <style:paragraph-properties fo:text-align="center"/>
      <style:text-properties fo:font-size="12pt" style:font-size-asian="18pt" style:font-size-complex="18pt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-color="#eeeeee"/>
      <style:paragraph-properties fo:text-align="start" style:writing-mode="lr-tb"/>
      <style:text-properties fo:font-size="12pt" style:font-size-asian="18pt" style:font-size-complex="18pt"/>
    </style:style>
    <style:style style:name="P13" style:family="paragraph">
      <loext:graphic-properties draw:fill-color="#ffffff"/>
      <style:paragraph-properties fo:text-align="start" style:writing-mode="lr-tb"/>
      <style:text-properties fo:font-size="12pt" style:font-size-asian="18pt" style:font-size-complex="18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 draw:fill-color="#ffffff"/>
      <style:paragraph-properties fo:line-height="150%" fo:text-align="center" style:writing-mode="lr-tb"/>
      <style:text-properties fo:color="#000000" style:font-name="Liberation Sans Narrow" fo:font-size="15pt" fo:font-style="normal" style:font-size-asian="18pt" style:font-style-asian="normal" style:font-size-complex="18pt" style:font-style-complex="normal"/>
    </style:style>
    <style:style style:name="P16" style:family="paragraph">
      <loext:graphic-properties draw:fill-color="#ffffff"/>
      <style:paragraph-properties fo:text-align="center"/>
      <style:text-properties fo:font-size="12pt" fo:font-style="italic" style:font-size-asian="18pt" style:font-style-asian="italic" style:font-size-complex="18pt" style:font-style-complex="italic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style="italic" style:font-size-asian="18pt" style:font-style-asian="italic" style:font-size-complex="18pt" style:font-style-complex="italic"/>
    </style:style>
    <style:style style:name="T4" style:family="text">
      <style:text-properties fo:color="#000000" style:font-name="Liberation Sans Narrow" fo:font-size="15pt" fo:font-style="normal" style:font-size-asian="18pt" style:font-style-asian="normal" style:font-size-complex="18pt" style:font-style-complex="normal"/>
    </style:style>
    <style:style style:name="T5" style:family="text">
      <style:text-properties fo:font-size="12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name="Shape1" draw:style-name="gr1" draw:text-style-name="P1" draw:layer="layout" svg:x1="4.556cm" svg:y1="7.941cm" svg:x2="24.495cm" svg:y2="7.941cm">
          <text:p/>
        </draw:line>
        <draw:line draw:name="Shape1" draw:style-name="gr1" draw:text-style-name="P1" draw:layer="layout" svg:x1="4.556cm" svg:y1="14.799cm" svg:x2="24.495cm" svg:y2="14.799cm">
          <text:p/>
        </draw:line>
        <draw:line draw:name="Shape1" draw:style-name="gr1" draw:text-style-name="P1" draw:layer="layout" svg:x1="4.556cm" svg:y1="18.101cm" svg:x2="24.495cm" svg:y2="18.101cm">
          <text:p/>
        </draw:line>
        <draw:line draw:name="Shape1" draw:style-name="gr1" draw:text-style-name="P1" draw:layer="layout" svg:x1="4.556cm" svg:y1="11.374cm" svg:x2="24.495cm" svg:y2="11.374cm">
          <text:p/>
        </draw:line>
        <draw:frame draw:style-name="gr2" draw:text-style-name="P2" draw:layer="layout" svg:width="2.286cm" svg:height="0.889cm" svg:x="22.59cm" svg:y="6.842cm">
          <draw:text-box>
            <text:p><text:span text:style-name="T1">Client 2</text:span></text:p>
          </draw:text-box>
        </draw:frame>
        <draw:frame draw:style-name="gr2" draw:text-style-name="P2" draw:layer="layout" svg:width="2.286cm" svg:height="0.889cm" svg:x="22.59cm" svg:y="10.271cm">
          <draw:text-box>
            <text:p><text:span text:style-name="T1">Client 1</text:span></text:p>
          </draw:text-box>
        </draw:frame>
        <draw:frame draw:style-name="gr3" draw:text-style-name="P2" draw:layer="layout" svg:width="3.175cm" svg:height="1.361cm" svg:x="21.701cm" svg:y="13.7cm">
          <draw:text-box>
            <text:p><text:span text:style-name="T1">Active Node</text:span></text:p>
          </draw:text-box>
        </draw:frame>
        <draw:frame draw:style-name="gr3" draw:text-style-name="P2" draw:layer="layout" svg:width="3.556cm" svg:height="1.353cm" svg:x="21.32cm" svg:y="17.129cm">
          <draw:text-box>
            <text:p><text:span text:style-name="T1">Replica Node</text:span></text:p>
          </draw:text-box>
        </draw:frame>
        <draw:custom-shape draw:style-name="gr4" draw:text-style-name="P3" draw:layer="layout" svg:width="7.62cm" svg:height="3.302cm" svg:x="8.112cm" svg:y="14.7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4cm" svg:height="0.254cm" svg:x="15.605cm" svg:y="14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4.572cm" svg:height="1.318cm" svg:x="3.159cm" svg:y="10.052cm">
          <draw:text-box>
            <text:p><text:span text:style-name="T2">Client 1, SyncWrite Request: </text:span><text:span text:style-name="T3">Set</text:span></text:p>
          </draw:text-box>
        </draw:frame>
        <draw:line draw:style-name="gr7" draw:text-style-name="P6" draw:layer="layout" svg:x1="5.191cm" svg:y1="11.37cm" svg:x2="8.112cm" svg:y2="14.799cm">
          <text:p/>
        </draw:line>
        <draw:custom-shape draw:style-name="gr8" draw:text-style-name="P8" draw:layer="layout" svg:width="2.413cm" svg:height="0.889cm" svg:x="4.683cm" svg:y="15.815cm">
          <text:p text:style-name="P7"><text:span text:style-name="T2">value ==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.016cm" svg:height="0.254cm" svg:x="7.096cm" svg:y="16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.413cm" svg:height="0.889cm" svg:x="5.191cm" svg:y="12.513cm">
          <text:p text:style-name="P7"><text:span text:style-name="T2">value =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413cm" svg:height="0.889cm" svg:x="16.736cm" svg:y="15.815cm">
          <text:p text:style-name="P7"><text:span text:style-name="T2">value ==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.016cm" svg:height="0.254cm" svg:x="15.72cm" svg:y="16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6" draw:layer="layout" svg:x1="15.732cm" svg:y1="14.799cm" svg:x2="15.732cm" svg:y2="18.101cm">
          <text:p/>
        </draw:line>
        <draw:custom-shape draw:style-name="gr11" draw:text-style-name="P12" draw:layer="layout" svg:width="2.413cm" svg:height="1.143cm" svg:x="14.589cm" svg:y="18.355cm">
          <text:p text:style-name="P11"><text:span text:style-name="T2">COMMIT: </text:span></text:p>
          <text:p text:style-name="P11"><text:span text:style-name="T2">value =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15.732cm" svg:y1="14.799cm" svg:x2="16.494cm" svg:y2="11.414cm">
          <text:p/>
        </draw:line>
        <draw:custom-shape draw:style-name="gr12" draw:text-style-name="P13" draw:layer="layout" svg:width="2.667cm" svg:height="1.143cm" svg:x="14.843cm" svg:y="12.176cm">
          <text:p text:style-name="P11"><text:span text:style-name="T2">SUCCESS: </text:span></text:p>
          <text:p text:style-name="P11"><text:span text:style-name="T2">value ==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4.953cm" svg:height="0.889cm" svg:x="5.699cm" svg:y="6.925cm">
          <draw:text-box>
            <text:p><text:span text:style-name="T2">Client 2, </text:span><text:span text:style-name="T3">Get #1</text:span></text:p>
          </draw:text-box>
        </draw:frame>
        <draw:custom-shape draw:style-name="gr5" draw:text-style-name="P4" draw:layer="layout" svg:width="0.254cm" svg:height="0.254cm" svg:x="5.064cm" svg:y="11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4cm" svg:height="0.254cm" svg:x="7.096cm" svg:y="7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7.223cm" svg:y1="7.941cm" svg:x2="8.62cm" svg:y2="14.843cm">
          <text:p/>
        </draw:line>
        <draw:line draw:style-name="gr7" draw:text-style-name="P6" draw:layer="layout" svg:x1="8.747cm" svg:y1="14.792cm" svg:x2="10.017cm" svg:y2="7.985cm">
          <text:p/>
        </draw:line>
        <draw:custom-shape draw:style-name="gr8" draw:text-style-name="P8" draw:layer="layout" svg:width="2.413cm" svg:height="0.889cm" svg:x="8.62cm" svg:y="8.874cm">
          <text:p text:style-name="P7"><text:span text:style-name="T2">value ==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5" draw:layer="layout" svg:width="5.588cm" svg:height="1.632cm" svg:x="9.128cm" svg:y="15.58cm">
          <draw:text-box>
            <text:p text:style-name="P14"><text:span text:style-name="T4">SyncWrite: DCP between Active and Replica Nodes</text:span></text:p>
          </draw:text-box>
        </draw:frame>
        <draw:line draw:name="Shape1" draw:style-name="gr1" draw:text-style-name="P1" draw:layer="layout" svg:x1="4.556cm" svg:y1="4.639cm" svg:x2="24.495cm" svg:y2="4.639cm">
          <text:p/>
        </draw:line>
        <draw:frame draw:style-name="gr2" draw:text-style-name="P2" draw:layer="layout" svg:width="2.286cm" svg:height="0.889cm" svg:x="22.59cm" svg:y="3.54cm">
          <draw:text-box>
            <text:p><text:span text:style-name="T1">Client 3</text:span></text:p>
          </draw:text-box>
        </draw:frame>
        <draw:frame draw:style-name="gr14" draw:text-style-name="P5" draw:layer="layout" svg:width="5.588cm" svg:height="1.673cm" svg:x="9.509cm" svg:y="3.238cm">
          <draw:text-box>
            <text:p><text:span text:style-name="T2">Client 3, </text:span><text:span text:style-name="T5">Sync Or Async Write Request</text:span><text:span text:style-name="T3">: Set</text:span></text:p>
          </draw:text-box>
        </draw:frame>
        <draw:custom-shape draw:style-name="gr5" draw:text-style-name="P4" draw:layer="layout" svg:width="0.254cm" svg:height="0.254cm" svg:x="11.16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1.287cm" svg:y1="4.683cm" svg:x2="12.557cm" svg:y2="14.792cm">
          <text:p/>
        </draw:line>
        <draw:line draw:style-name="gr7" draw:text-style-name="P6" draw:layer="layout" svg:x1="12.811cm" svg:y1="14.792cm" svg:x2="14.589cm" svg:y2="4.683cm">
          <text:p/>
        </draw:line>
        <draw:custom-shape draw:style-name="gr15" draw:text-style-name="P16" draw:layer="layout" svg:width="3.556cm" svg:height="0.889cm" svg:x="12.938cm" svg:y="5.191cm">
          <text:p text:style-name="P7"><text:span text:style-name="T3">IN PROGR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4.953cm" svg:height="0.889cm" svg:x="16.748cm" svg:y="6.925cm">
          <draw:text-box>
            <text:p><text:span text:style-name="T2">Client 2, </text:span><text:span text:style-name="T3">Get #2</text:span></text:p>
          </draw:text-box>
        </draw:frame>
        <draw:custom-shape draw:style-name="gr5" draw:text-style-name="P4" draw:layer="layout" svg:width="0.254cm" svg:height="0.254cm" svg:x="18.145cm" svg:y="7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8.272cm" svg:y1="7.941cm" svg:x2="19.669cm" svg:y2="14.843cm">
          <text:p/>
        </draw:line>
        <draw:line draw:style-name="gr7" draw:text-style-name="P6" draw:layer="layout" svg:x1="19.796cm" svg:y1="14.792cm" svg:x2="21.066cm" svg:y2="7.985cm">
          <text:p/>
        </draw:line>
        <draw:custom-shape draw:style-name="gr8" draw:text-style-name="P8" draw:layer="layout" svg:width="2.413cm" svg:height="0.889cm" svg:x="19.669cm" svg:y="8.874cm">
          <text:p text:style-name="P7"><text:span text:style-name="T2">value ==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6" draw:text-style-name="P4" draw:layer="layout" svg:width="1.016cm" svg:height="1.016cm" svg:x="2.651cm" svg:y="8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7" draw:layer="layout" svg:width="1.016cm" svg:height="1.016cm" svg:x="2.549cm" svg:y="8.9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8" draw:layer="layout" svg:width="0.635cm" svg:height="1.089cm" svg:x="2.651cm" svg:y="8.928cm">
            <draw:text-box>
              <text:p>1</text:p>
            </draw:text-box>
          </draw:frame>
        </draw:g>
        <draw:g>
          <draw:custom-shape draw:style-name="gr16" draw:text-style-name="P4" draw:layer="layout" svg:width="1.016cm" svg:height="1.016cm" svg:x="6.563cm" svg:y="14.3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7" draw:layer="layout" svg:width="1.016cm" svg:height="1.016cm" svg:x="6.461cm" svg:y="14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8" draw:layer="layout" svg:width="0.635cm" svg:height="1.089cm" svg:x="6.563cm" svg:y="14.262cm">
            <draw:text-box>
              <text:p>2</text:p>
            </draw:text-box>
          </draw:frame>
        </draw:g>
        <draw:g>
          <draw:custom-shape draw:style-name="gr16" draw:text-style-name="P4" draw:layer="layout" svg:width="1.016cm" svg:height="1.016cm" svg:x="5.42cm" svg:y="5.9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7" draw:layer="layout" svg:width="1.016cm" svg:height="1.016cm" svg:x="5.318cm" svg:y="5.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8" draw:layer="layout" svg:width="0.635cm" svg:height="1.089cm" svg:x="5.42cm" svg:y="5.88cm">
            <draw:text-box>
              <text:p>3</text:p>
            </draw:text-box>
          </draw:frame>
        </draw:g>
        <draw:g>
          <draw:custom-shape draw:style-name="gr16" draw:text-style-name="P4" draw:layer="layout" svg:width="1.016cm" svg:height="1.016cm" svg:x="9.001cm" svg:y="2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7" draw:layer="layout" svg:width="1.016cm" svg:height="1.016cm" svg:x="8.899cm" svg:y="2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8" draw:layer="layout" svg:width="0.635cm" svg:height="1.089cm" svg:x="9.001cm" svg:y="2.27cm">
            <draw:text-box>
              <text:p>4</text:p>
            </draw:text-box>
          </draw:frame>
        </draw:g>
        <draw:g>
          <draw:custom-shape draw:style-name="gr16" draw:text-style-name="P4" draw:layer="layout" svg:width="1.016cm" svg:height="1.016cm" svg:x="14.208cm" svg:y="13.6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7" draw:layer="layout" svg:width="1.016cm" svg:height="1.016cm" svg:x="14.106cm" svg:y="13.5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8" draw:layer="layout" svg:width="0.635cm" svg:height="1.089cm" svg:x="14.208cm" svg:y="13.573cm">
            <draw:text-box>
              <text:p>5</text:p>
            </draw:text-box>
          </draw:frame>
        </draw:g>
        <draw:g>
          <draw:custom-shape draw:style-name="gr16" draw:text-style-name="P4" draw:layer="layout" svg:width="1.016cm" svg:height="1.016cm" svg:x="16.723cm" svg:y="5.9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7" draw:layer="layout" svg:width="1.016cm" svg:height="1.016cm" svg:x="16.621cm" svg:y="5.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8" draw:layer="layout" svg:width="0.635cm" svg:height="1.089cm" svg:x="16.723cm" svg:y="5.88cm">
            <draw:text-box>
              <text:p>6</text:p>
            </draw:text-box>
          </draw:frame>
        </draw:g>
        <draw:custom-shape draw:style-name="gr10" draw:text-style-name="P10" draw:layer="layout" svg:width="2.413cm" svg:height="0.889cm" svg:x="10.525cm" svg:y="6.207cm">
          <text:p text:style-name="P7"><text:span text:style-name="T2">value =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pitch="variable"/>
    <style:font-face style:name="Liberation Sans Narrow1" svg:font-family="'Liberation Sans Narrow'" style:font-pitch="variable"/>
    <style:font-face style:name="Liberation Sans Narrow" svg:font-family="'Liberation Sans Narrow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02-26T10:01:45.156795000</meta:creation-date>
    <dc:date>2019-11-07T11:09:18.278263367</dc:date>
    <meta:editing-duration>PT1H33M42S</meta:editing-duration>
    <meta:editing-cycles>11</meta:editing-cycles>
    <meta:generator>LibreOffice/6.3.2.2$MacOSX_X86_64 LibreOffice_project/98b30e735bda24bc04ab42594c85f7fd8be07b9c</meta:generator>
    <meta:document-statistic meta:object-count="65"/>
  </office:meta>
</office:document-meta>
</file>